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Heading_20_1">
      <style:text-properties officeooo:rsid="001e8f38" officeooo:paragraph-rsid="001e8f38"/>
    </style:style>
    <style:style style:name="P4" style:family="paragraph" style:parent-style-name="Heading_20_1">
      <style:text-properties officeooo:rsid="0027a45a"/>
    </style:style>
    <style:style style:name="P5" style:family="paragraph" style:parent-style-name="Heading_20_1">
      <style:text-properties officeooo:paragraph-rsid="001e8f38"/>
    </style:style>
    <style:style style:name="P6" style:family="paragraph" style:parent-style-name="Heading_20_2">
      <style:text-properties officeooo:paragraph-rsid="002c83e6"/>
    </style:style>
    <style:style style:name="P7" style:family="paragraph" style:parent-style-name="Subtitle">
      <style:text-properties officeooo:rsid="001e8f38" officeooo:paragraph-rsid="001e8f38"/>
    </style:style>
    <style:style style:name="P8" style:family="paragraph" style:parent-style-name="Text_20_body">
      <style:text-properties officeooo:rsid="001e8f38" officeooo:paragraph-rsid="001e8f38"/>
    </style:style>
    <style:style style:name="P9" style:family="paragraph" style:parent-style-name="Text_20_body">
      <style:text-properties officeooo:paragraph-rsid="001e8f38"/>
    </style:style>
    <style:style style:name="P10" style:family="paragraph" style:parent-style-name="Text_20_body">
      <style:paragraph-properties fo:break-before="page"/>
      <style:text-properties style:font-name="Liberation Serif" officeooo:paragraph-rsid="001e8f38"/>
    </style:style>
    <style:style style:name="P11" style:family="paragraph" style:parent-style-name="Text_20_body">
      <style:text-properties style:font-name="Liberation Serif" officeooo:rsid="0021fa36" officeooo:paragraph-rsid="0021fa36"/>
    </style:style>
    <style:style style:name="P12" style:family="paragraph" style:parent-style-name="Text_20_body">
      <style:text-properties officeooo:rsid="0022c738" officeooo:paragraph-rsid="0022c738"/>
    </style:style>
    <style:style style:name="P13" style:family="paragraph" style:parent-style-name="Text_20_body">
      <style:text-properties officeooo:rsid="0024760c" officeooo:paragraph-rsid="002a59ef"/>
    </style:style>
    <style:style style:name="P14" style:family="paragraph" style:parent-style-name="Text_20_body">
      <style:text-properties officeooo:rsid="0027a45a" officeooo:paragraph-rsid="0027a45a"/>
    </style:style>
    <style:style style:name="P15" style:family="paragraph" style:parent-style-name="Text_20_body">
      <style:text-properties officeooo:rsid="002c5589" officeooo:paragraph-rsid="002c5589"/>
    </style:style>
    <style:style style:name="P16" style:family="paragraph" style:parent-style-name="Text_20_body">
      <style:text-properties officeooo:rsid="00339567" officeooo:paragraph-rsid="00339567"/>
    </style:style>
    <style:style style:name="P17" style:family="paragraph" style:parent-style-name="Title">
      <style:text-properties officeooo:rsid="001e8f38" officeooo:paragraph-rsid="001e8f38"/>
    </style:style>
    <style:style style:name="T1" style:family="text">
      <style:text-properties officeooo:rsid="001e8f38"/>
    </style:style>
    <style:style style:name="T2" style:family="text">
      <style:text-properties officeooo:rsid="0024760c"/>
    </style:style>
    <style:style style:name="T3" style:family="text">
      <style:text-properties fo:language="en" fo:country="US"/>
    </style:style>
    <style:style style:name="T4" style:family="text">
      <style:text-properties fo:language="en" fo:country="US" officeooo:rsid="0024760c"/>
    </style:style>
    <style:style style:name="T5" style:family="text">
      <style:text-properties fo:language="en" fo:country="US" officeooo:rsid="0024df39"/>
    </style:style>
    <style:style style:name="T6" style:family="text">
      <style:text-properties fo:language="en" fo:country="US" officeooo:rsid="0027a45a"/>
    </style:style>
    <style:style style:name="T7" style:family="text">
      <style:text-properties fo:language="en" fo:country="US" officeooo:rsid="0028f22e"/>
    </style:style>
    <style:style style:name="T8" style:family="text">
      <style:text-properties fo:language="en" fo:country="US" officeooo:rsid="002e9931"/>
    </style:style>
    <style:style style:name="T9" style:family="text">
      <style:text-properties fo:language="en" fo:country="US" fo:font-style="italic" officeooo:rsid="002e9931" style:font-style-asian="italic" style:font-style-complex="italic"/>
    </style:style>
    <style:style style:name="T10" style:family="text">
      <style:text-properties fo:language="en" fo:country="US" fo:font-style="italic" officeooo:rsid="00339567" style:font-style-asian="italic" style:font-style-complex="italic"/>
    </style:style>
    <style:style style:name="T11" style:family="text">
      <style:text-properties fo:language="en" fo:country="US" fo:font-style="normal" officeooo:rsid="002e9931" style:font-style-asian="normal" style:font-style-complex="normal"/>
    </style:style>
    <style:style style:name="T12" style:family="text">
      <style:text-properties fo:language="en" fo:country="US" fo:font-style="normal" officeooo:rsid="00314d50" style:font-style-asian="normal" style:font-style-complex="normal"/>
    </style:style>
    <style:style style:name="T13" style:family="text">
      <style:text-properties fo:language="en" fo:country="US" fo:font-style="normal" officeooo:rsid="00339567" style:font-style-asian="normal" style:font-style-complex="normal"/>
    </style:style>
    <style:style style:name="T14" style:family="text">
      <style:text-properties fo:language="en" fo:country="US" fo:font-style="normal" officeooo:rsid="003555cb" style:font-style-asian="normal" style:font-style-complex="normal"/>
    </style:style>
    <style:style style:name="T15" style:family="text">
      <style:text-properties fo:language="en" fo:country="US" fo:font-style="normal" officeooo:rsid="00362b10" style:font-style-asian="normal" style:font-style-complex="normal"/>
    </style:style>
    <style:style style:name="T16" style:family="text">
      <style:text-properties fo:language="en" fo:country="US" fo:font-style="normal" officeooo:rsid="00367a6b" style:font-style-asian="normal" style:font-style-complex="normal"/>
    </style:style>
    <style:style style:name="T17" style:family="text">
      <style:text-properties officeooo:rsid="0027e52d"/>
    </style:style>
    <style:style style:name="T18" style:family="text">
      <style:text-properties officeooo:rsid="00314d5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incipal Component Analysis</text:p>
      <text:p text:style-name="P7">Maciej Staniszewski and Adam Foster</text:p>
      <text:h text:style-name="P3" text:outline-level="1"><text:bookmark-start text:name="__RefHeading___Toc97_4112998524"/>Executive Summary<text:bookmark-end text:name="__RefHeading___Toc97_4112998524"/></text:h>
      <text:p text:style-name="P11">Principal Component Analysis (PCA) is a technique used for reducing the dimensionality of a dataset allowing for a more intuitive data exploration and analysis. </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7_4112998524" text:style-name="Index_20_Link" text:visited-style-name="Index_20_Link">Executive Summary<text:tab/>1</text:a></text:p>
          <text:p text:style-name="P1"><text:a xlink:type="simple" xlink:href="#__RefHeading___Toc101_4112998524" text:style-name="Index_20_Link" text:visited-style-name="Index_20_Link">Problem Description<text:tab/>2</text:a></text:p>
          <text:p text:style-name="P2"><text:a xlink:type="simple" xlink:href="#__RefHeading___Toc122_4112998524" text:style-name="Index_20_Link" text:visited-style-name="Index_20_Link">Theoretical Background<text:tab/>2</text:a></text:p>
          <text:p text:style-name="P2"><text:a xlink:type="simple" xlink:href="#__RefHeading___Toc126_4112998524" text:style-name="Index_20_Link" text:visited-style-name="Index_20_Link">Project Specification<text:tab/>2</text:a></text:p>
          <text:p text:style-name="P1"><text:a xlink:type="simple" xlink:href="#__RefHeading___Toc103_4112998524" text:style-name="Index_20_Link" text:visited-style-name="Index_20_Link">Overview of the Data<text:tab/>3</text:a></text:p>
          <text:p text:style-name="P1"><text:a xlink:type="simple" xlink:href="#__RefHeading___Toc105_4112998524" text:style-name="Index_20_Link" text:visited-style-name="Index_20_Link">Methodology Used<text:tab/>3</text:a></text:p>
          <text:p text:style-name="P1"><text:a xlink:type="simple" xlink:href="#__RefHeading___Toc107_4112998524" text:style-name="Index_20_Link" text:visited-style-name="Index_20_Link">Results<text:tab/>3</text:a></text:p>
          <text:p text:style-name="P1"><text:a xlink:type="simple" xlink:href="#__RefHeading___Toc109_4112998524" text:style-name="Index_20_Link" text:visited-style-name="Index_20_Link">Summary and Recommendations<text:tab/>3</text:a></text:p>
        </text:index-body>
      </text:table-of-content>
      <text:p text:style-name="P8"/>
      <text:h text:style-name="P5" text:outline-level="1" text:is-list-header="true"><text:bookmark-start text:name="__RefHeading___Toc101_4112998524"/><text:span text:style-name="T1">Problem Description</text:span><text:bookmark-end text:name="__RefHeading___Toc101_4112998524"/></text:h>
      <text:p text:style-name="P12">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 </text:p>
      <text:p text:style-name="P12">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text:span text:style-name="T2">When analysing </text:span><text:span text:style-name="T4">complex data sets consisting of hundreds of variables, it is crucial that a dimensionality reducing operation is performed, enabling scientists to consider these joint distributions of every variable in a simplified form. </text:span></text:p>
      <text:h text:style-name="P6" text:outline-level="2"><text:bookmark-start text:name="__RefHeading___Toc122_4112998524"/><text:span text:style-name="T4">Theoretical Background</text:span><text:bookmark-end text:name="__RefHeading___Toc122_4112998524"/></text:h>
      <text:p text:style-name="P13"><text:span text:style-name="T3">A very well known method of representing variables for such analysis is the Principal Component Analysis, commonly known as PCA</text:span><text:span text:style-name="T6"><text:note text:id="ftn0" text:note-class="footnote"><text:note-citation>1</text:note-citation><text:note-body><text:p text:style-name="Footnote"><text:a xlink:type="simple" xlink:href="https://en.wikipedia.org/wiki/Principal_component_analysis" text:style-name="Internet_20_link" text:visited-style-name="Visited_20_Internet_20_Link"><text:span text:style-name="T17">Principal Component Analysis - Wikipedia</text:span></text:a></text:p></text:note-body></text:note></text:span><text:span text:style-name="T3">. </text:span><text:span text:style-name="T5">The main idea behind it is to create new variables from existing ones, that maximize the ratio of original observed variance to the variance captured by them. To do that, n-dimensional dataset needs to be reduced to k-dimensional one, where k is smaller than n. </text:span></text:p>
      <text:p text:style-name="P13"><text:span text:style-name="T5">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 original variance and is thus called the first principal component. </text:span><text:span text:style-name="T7">Data points projected on this newly created coordinate system can be explored manually and jointly due to the reduced dimensionality</text:span><text:span text:style-name="T5">.</text:span></text:p>
      <text:h text:style-name="Heading_20_2" text:outline-level="2"><text:span text:style-name="T5">M</text:span><text:span text:style-name="T3">athematical Foundations</text:span></text:h>
      <text:p text:style-name="P16">TODO :|</text:p>
      <text:h text:style-name="Heading_20_2" text:outline-level="2"><text:bookmark-start text:name="__RefHeading___Toc126_4112998524"/><text:soft-page-break/><text:span text:style-name="T5">P</text:span><text:span text:style-name="T3">roject Specification</text:span><text:bookmark-end text:name="__RefHeading___Toc126_4112998524"/></text:h>
      <text:p text:style-name="P15"><text:span text:style-name="T5">I</text:span><text:span text:style-name="T3">n our project we decided to </text:span><text:span text:style-name="T8">explore a well-known financial equity index – </text:span><text:span text:style-name="T9">Standard &amp; Poor’s 500</text:span><text:span text:style-name="T11"> or </text:span><text:span text:style-name="T9">S&amp;P500</text:span><text:span text:style-name="T9"><text:note text:id="ftn1" text:note-class="footnote"><text:note-citation>2</text:note-citation><text:note-body><text:p text:style-name="Footnote"><text:a xlink:type="simple" xlink:href="https://en.wikipedia.org/wiki/S%26P_500" text:style-name="Internet_20_link" text:visited-style-name="Visited_20_Internet_20_Link"><text:span text:style-name="T18">Standard and Poor's 500 - Wikipedia</text:span></text:a></text:p></text:note-body></text:note></text:span><text:span text:style-name="T11">. </text:span><text:span text:style-name="T12">Its price</text:span><text:span text:style-name="T12"><text:note text:id="ftn2" text:note-class="footnote"><text:note-citation>3</text:note-citation><text:note-body><text:p text:style-name="Footnote"><text:a xlink:type="simple" xlink:href="https://www.spglobal.com/spdji/en/indices/equity/sp-500/#overview" text:style-name="Internet_20_link" text:visited-style-name="Visited_20_Internet_20_Link"><text:span text:style-name="T18">S&amp;P500 Index Price - S&amp;P Global</text:span></text:a></text:p></text:note-body></text:note></text:span><text:span text:style-name="T12"> is determined by the joint market performance of five hundred largest <text:line-break/>US-based companies traded publicly. </text:span><text:span text:style-name="T13">We wanted to find the companies which drive the price variability of the index and determine if the performance of </text:span><text:span text:style-name="T10">S&amp;P500 </text:span><text:span text:style-name="T13">can be expressed as a linear combination of the underlying assets. We relied on PCA </text:span><text:span text:style-name="T14">to decompose daily returns of the index into principal components and obtained main drivers from the coordinates of the first component. </text:span><text:span text:style-name="T15">We arrived at a quantitative solution which helps analysts to understand price moves of complex financial products, </text:span><text:span text:style-name="T16">such as an equity index.</text:span></text:p>
      <text:h text:style-name="P3" text:outline-level="1" text:is-list-header="true"><text:bookmark-start text:name="__RefHeading___Toc103_4112998524"/>Overview of the Data<text:bookmark-end text:name="__RefHeading___Toc103_4112998524"/></text:h>
      <text:p text:style-name="P15">In our project we decided to </text:p>
      <text:h text:style-name="P3" text:outline-level="1"><text:bookmark-start text:name="__RefHeading___Toc105_4112998524"/>Methodology Used<text:bookmark-end text:name="__RefHeading___Toc105_4112998524"/></text:h>
      <text:p text:style-name="P9"/>
      <text:h text:style-name="P3" text:outline-level="1"><text:bookmark-start text:name="__RefHeading___Toc107_4112998524"/>Results<text:bookmark-end text:name="__RefHeading___Toc107_4112998524"/></text:h>
      <text:p text:style-name="P9"/>
      <text:h text:style-name="P3" text:outline-level="1"><text:bookmark-start text:name="__RefHeading___Toc109_4112998524"/>Summary and Recommendations<text:bookmark-end text:name="__RefHeading___Toc109_4112998524"/></text:h>
      <text:p text:style-name="P14"/>
      <text:h text:style-name="P4"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09:53:24.652870591</meta:creation-date>
    <dc:date>2023-05-14T10:40:01.395628363</dc:date>
    <meta:editing-duration>PT46M9S</meta:editing-duration>
    <meta:editing-cycles>22</meta:editing-cycles>
    <meta:generator>LibreOffice/7.5.3.2$Linux_X86_64 LibreOffice_project/50$Build-2</meta:generator>
    <meta:document-statistic meta:table-count="0" meta:image-count="0" meta:object-count="0" meta:page-count="3" meta:paragraph-count="31" meta:word-count="501" meta:character-count="3257" meta:non-whitespace-character-count="2780"/>
  </office:meta>
</office:document-meta>
</file>